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70000010166E3F6DD8B7BB009.png" manifest:media-type="image/png"/>
  <manifest:file-entry manifest:full-path="Pictures/100000000000026F000001228E3F2CC94A377E4D.png" manifest:media-type="image/png"/>
  <manifest:file-entry manifest:full-path="Pictures/10000000000003260000018EFDB9FB4CFE90D79C.png" manifest:media-type="image/png"/>
  <manifest:file-entry manifest:full-path="Pictures/1000000000000CEC000009B16D3849F3A43CBBBC.png" manifest:media-type="image/png"/>
  <manifest:file-entry manifest:full-path="Pictures/100000000000027900000195D3B89BB9929E57A2.png" manifest:media-type="image/png"/>
  <manifest:file-entry manifest:full-path="Pictures/100002010000021D000000BD324EA0BA27D13384.png" manifest:media-type="image/png"/>
  <manifest:file-entry manifest:full-path="Pictures/10000000000003DD000002401AF2ABC57AEA73B7.png" manifest:media-type="image/png"/>
  <manifest:file-entry manifest:full-path="Pictures/10000000000002A50000015ADD5A8422404E6E8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Fine_20_Dashed" svg:stroke-width="0.106cm" svg:stroke-color="#cc0000" draw:marker-start-width="0.359cm" draw:marker-end-width="0.359cm" draw:fill="none" draw:textarea-horizontal-align="justify" draw:textarea-vertical-align="middle" draw:auto-grow-height="false" fo:min-height="0.66cm" fo:min-width="17.682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dash" draw:stroke-dash="Fine_20_Dashed" svg:stroke-width="0.106cm" svg:stroke-color="#cc0000" draw:marker-start-width="0.359cm" draw:marker-end-width="0.359cm" draw:fill="none" draw:textarea-horizontal-align="justify" draw:textarea-vertical-align="middle" draw:auto-grow-height="false" fo:min-height="1.168cm" fo:min-width="17.682cm" fo:padding-top="0.178cm" fo:padding-bottom="0.178cm" fo:padding-left="0.303cm" fo:padding-right="0.303cm"/>
    </style:style>
    <style:style style:name="gr6" style:family="graphic" style:parent-style-name="standard">
      <style:graphic-properties draw:stroke="dash" draw:stroke-dash="Fine_20_Dashed" svg:stroke-width="0.106cm" svg:stroke-color="#cc0000" draw:marker-start-width="0.359cm" draw:marker-end-width="0.359cm" draw:fill="none" draw:textarea-horizontal-align="justify" draw:textarea-vertical-align="middle" draw:auto-grow-height="false" fo:min-height="0.66cm" fo:min-width="21.238cm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p>LED Command</text:p>
          </draw:text-box>
        </draw:frame>
        <draw:frame presentation:style-name="pr2" draw:text-style-name="P1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1"><text:a xlink:href="https://github.com/xlloss/rockchip-rk3399-nanopi-m4-uboot.git" xlink:type="simple">https://github.com/xlloss/rockchip-rk3399-nanopi-m4-uboot.git</text:a></text:span></text:p>
              </text:list-item>
              <text:list-item>
                <text:p text:style-name="P1"><text:span text:style-name="T1">0001-add-led-cmd-for-rk.patch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draw:frame presentation:style-name="pr1" draw:layer="layout" svg:width="20cm" svg:height="2cm" svg:x="1.4cm" svg:y="1.6cm" presentation:class="title">
          <draw:text-box>
            <text:p>LED Command</text:p>
          </draw:text-box>
        </draw:frame>
        <draw:frame draw:style-name="gr2" draw:text-style-name="P3" draw:layer="layout" svg:width="26.215cm" svg:height="15.268cm" svg:x="0.709cm" svg:y="4.036cm">
          <draw:image xlink:href="Pictures/10000000000003DD000002401AF2ABC57AEA73B7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9">
        <draw:frame presentation:style-name="pr1" draw:layer="layout" svg:width="20cm" svg:height="2cm" svg:x="1.4cm" svg:y="1.6cm" presentation:class="title">
          <draw:text-box>
            <text:p>LED Command</text:p>
          </draw:text-box>
        </draw:frame>
        <draw:frame draw:style-name="gr2" draw:text-style-name="P3" draw:layer="layout" svg:width="22.352cm" svg:height="14.301cm" svg:x="2.54cm" svg:y="4.343cm">
          <draw:image xlink:href="Pictures/100000000000027900000195D3B89BB9929E57A2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9">
        <draw:frame presentation:style-name="pr1" draw:layer="layout" svg:width="20cm" svg:height="2cm" svg:x="1.4cm" svg:y="1.6cm" presentation:class="title">
          <draw:text-box>
            <text:p>LED Command</text:p>
          </draw:text-box>
        </draw:frame>
        <draw:frame draw:style-name="gr2" draw:text-style-name="P3" draw:layer="layout" svg:width="23.875cm" svg:height="12.202cm" svg:x="1.778cm" svg:y="5.08cm">
          <draw:image xlink:href="Pictures/10000000000002A50000015ADD5A8422404E6E8E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9">
        <draw:frame presentation:style-name="pr1" draw:layer="layout" svg:width="20cm" svg:height="2cm" svg:x="1.4cm" svg:y="1.6cm" presentation:class="title">
          <draw:text-box>
            <text:p>LED Command</text:p>
          </draw:text-box>
        </draw:frame>
        <draw:frame draw:style-name="gr2" draw:text-style-name="P3" draw:layer="layout" svg:width="25.206cm" svg:height="12.446cm" svg:x="1.016cm" svg:y="5.08cm">
          <draw:image xlink:href="Pictures/10000000000003260000018EFDB9FB4CFE90D79C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9">
        <draw:frame presentation:style-name="pr1" draw:layer="layout" svg:width="20cm" svg:height="2cm" svg:x="1.4cm" svg:y="1.6cm" presentation:class="title">
          <draw:text-box>
            <text:p>LED Command</text:p>
          </draw:text-box>
        </draw:frame>
        <draw:frame draw:style-name="gr2" draw:text-style-name="P3" draw:layer="layout" svg:width="21.283cm" svg:height="9.906cm" svg:x="3.609cm" svg:y="5.842cm">
          <draw:image xlink:href="Pictures/100000000000026F000001228E3F2CC94A377E4D.png" xlink:type="simple" xlink:show="embed" xlink:actuate="onLoad">
            <text:p/>
          </draw:image>
        </draw:frame>
        <draw:custom-shape draw:style-name="gr3" draw:text-style-name="P4" draw:layer="layout" svg:width="18.288cm" svg:height="1.016cm" svg:x="2.794cm" svg:y="11.4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1.684cm" svg:height="0.962cm" svg:x="3.556cm" svg:y="4.343cm">
          <draw:text-box>
            <text:p>common/Makefile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9">
        <draw:frame presentation:style-name="pr1" draw:layer="layout" svg:width="20cm" svg:height="2cm" svg:x="1.4cm" svg:y="1.6cm" presentation:class="title">
          <draw:text-box>
            <text:p>LED Command</text:p>
          </draw:text-box>
        </draw:frame>
        <draw:frame draw:style-name="gr2" draw:text-style-name="P3" draw:layer="layout" svg:width="23.963cm" svg:height="11.176cm" svg:x="2.453cm" svg:y="5.334cm">
          <draw:image xlink:href="Pictures/10000201000002270000010166E3F6DD8B7BB009.png" xlink:type="simple" xlink:show="embed" xlink:actuate="onLoad">
            <text:p/>
          </draw:image>
        </draw:frame>
        <draw:custom-shape draw:style-name="gr5" draw:text-style-name="P4" draw:layer="layout" svg:width="18.288cm" svg:height="1.524cm" svg:x="0.762cm" svg:y="15.2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1.684cm" svg:height="0.962cm" svg:x="2.256cm" svg:y="4.143cm">
          <draw:text-box>
            <text:p>common/cmd_led.c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9">
        <draw:frame presentation:style-name="pr1" draw:layer="layout" svg:width="20cm" svg:height="2cm" svg:x="1.4cm" svg:y="1.6cm" presentation:class="title">
          <draw:text-box>
            <text:p>LED Command</text:p>
          </draw:text-box>
        </draw:frame>
        <draw:frame draw:style-name="gr2" draw:text-style-name="P3" draw:layer="layout" svg:width="23.368cm" svg:height="8.163cm" svg:x="2.286cm" svg:y="5.842cm">
          <draw:image xlink:href="Pictures/100002010000021D000000BD324EA0BA27D13384.png" xlink:type="simple" xlink:show="embed" xlink:actuate="onLoad">
            <text:p/>
          </draw:image>
        </draw:frame>
        <draw:custom-shape draw:style-name="gr6" draw:text-style-name="P4" draw:layer="layout" svg:width="21.844cm" svg:height="1.016cm" svg:x="1.778cm" svg:y="10.922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7.75cm" svg:height="0.962cm" svg:x="2.156cm" svg:y="4.543cm">
          <draw:text-box>
            <text:p>include/status_led.h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3T14:19:44.889968433</meta:creation-date>
    <dc:date>2020-09-03T15:07:26.518613129</dc:date>
    <meta:editing-duration>PT26M54S</meta:editing-duration>
    <meta:editing-cycles>15</meta:editing-cycles>
    <meta:generator>LibreOffice/5.1.6.2$Linux_X86_64 LibreOffice_project/10m0$Build-2</meta:generator>
    <meta:document-statistic meta:object-count="71"/>
  </office:meta>
</office:document-meta>
</file>